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6pt"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">
      <style:paragraph-properties fo:margin-top="0cm" fo:margin-bottom="0cm" loext:contextual-spacing="false"/>
    </style:style>
    <style:style style:name="P18" style:family="paragraph" style:parent-style-name="Text_20_body" style:list-style-name="L2">
      <style:paragraph-properties fo:margin-top="0cm" fo:margin-bottom="0cm" loext:contextual-spacing="false"/>
    </style:style>
    <style:style style:name="P19" style:family="paragraph" style:parent-style-name="Text_20_body" style:list-style-name="L3">
      <style:paragraph-properties fo:margin-top="0cm" fo:margin-bottom="0cm" loext:contextual-spacing="false"/>
    </style:style>
    <style:style style:name="P20" style:family="paragraph" style:parent-style-name="Text_20_body" style:list-style-name="L4">
      <style:paragraph-properties fo:margin-top="0cm" fo:margin-bottom="0cm" loext:contextual-spacing="false"/>
    </style:style>
    <style:style style:name="P21" style:family="paragraph" style:parent-style-name="Text_20_body" style:list-style-name="L9">
      <style:paragraph-properties fo:margin-top="0cm" fo:margin-bottom="0cm" loext:contextual-spacing="false"/>
    </style:style>
    <style:style style:name="P22" style:family="paragraph" style:parent-style-name="Text_20_body" style:list-style-name="L10">
      <style:paragraph-properties fo:margin-top="0cm" fo:margin-bottom="0cm" loext:contextual-spacing="false"/>
    </style:style>
    <style:style style:name="P23" style:family="paragraph" style:parent-style-name="Text_20_body" style:list-style-name="L11">
      <style:paragraph-properties fo:margin-top="0cm" fo:margin-bottom="0cm" loext:contextual-spacing="false"/>
    </style:style>
    <style:style style:name="P24" style:family="paragraph" style:parent-style-name="Text_20_body" style:list-style-name="L13">
      <style:paragraph-properties fo:margin-top="0cm" fo:margin-bottom="0cm" loext:contextual-spacing="false"/>
    </style:style>
    <style:style style:name="P25" style:family="paragraph" style:parent-style-name="Text_20_body" style:list-style-name="L14">
      <style:paragraph-properties fo:margin-top="0cm" fo:margin-bottom="0cm" loext:contextual-spacing="false"/>
    </style:style>
    <style:style style:name="P26" style:family="paragraph" style:parent-style-name="Text_20_body" style:list-style-name="L15">
      <style:paragraph-properties fo:margin-top="0cm" fo:margin-bottom="0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HP OOP</text:h>
      <text:section text:style-name="Sect1" text:name="Ad.Plus-336x280-1">
        <text:p text:style-name="Text_20_body"/>
      </text:section>
      <text:p text:style-name="Text_20_body">This PHP OOP series helps you master Object-oriented Programming in PHP.</text:p>
      <text:p text:style-name="Text_20_body">PHP introduced object-oriented programming features since version 5.0. Object-Oriented programming is one of the most popular programming paradigms based on the concept of objects and classes.</text:p>
      <text:p text:style-name="Text_20_body">PHP OOP allows you to structure a complex application into a simpler and more maintainable structure.</text:p>
      <text:h text:style-name="Heading_20_2" text:outline-level="2"><text:bookmark text:name="section-1-objects-classes"/>Section 1. Objects &amp; Classes</text:h>
      <text:list xml:id="list3708511228" text:style-name="L1">
        <text:list-item>
          <text:p text:style-name="P17"><text:a xlink:type="simple" xlink:href="https://www.phptutorial.net/php-oop/php-objects/" text:style-name="Internet_20_link" text:visited-style-name="Visited_20_Internet_20_Link">Objects &amp; Classes </text:a>– learn the basic concepts of OOP including objects and classes.</text:p>
        </text:list-item>
        <text:list-item>
          <text:p text:style-name="P17"><text:a xlink:type="simple" xlink:href="https://www.phptutorial.net/php-oop/php-this/" text:style-name="Internet_20_link" text:visited-style-name="Visited_20_Internet_20_Link">The $this keyword</text:a> – help you understand PHP <text:span text:style-name="Source_20_Text">$this</text:span> keyword and how to use it effectively.</text:p>
        </text:list-item>
        <text:list-item>
          <text:p text:style-name="P2"><text:a xlink:type="simple" xlink:href="https://www.phptutorial.net/php-oop/php-access-modifiers/" text:style-name="Internet_20_link" text:visited-style-name="Visited_20_Internet_20_Link">Access Modifiers: public vs. private</text:a> – explain to you the access modifiers in PHP and help you understand the differences between the <text:span text:style-name="Source_20_Text">private</text:span> and <text:span text:style-name="Source_20_Text">public</text:span> access modifiers.</text:p>
        </text:list-item>
      </text:list>
      <text:h text:style-name="Heading_20_2" text:outline-level="2"><text:bookmark text:name="section-2-constructor-and-destructor"/>Section 2. Constructor and Destructor</text:h>
      <text:list xml:id="list185903983" text:style-name="L2">
        <text:list-item>
          <text:p text:style-name="P18"><text:a xlink:type="simple" xlink:href="https://www.phptutorial.net/php-oop/php-constructors/" text:style-name="Internet_20_link" text:visited-style-name="Visited_20_Internet_20_Link">Constructor</text:a> – explain to you the constructor concept and how to use it to initialize attributes.</text:p>
        </text:list-item>
        <text:list-item>
          <text:p text:style-name="P3"><text:a xlink:type="simple" xlink:href="https://www.phptutorial.net/php-oop/php-destructor/" text:style-name="Internet_20_link" text:visited-style-name="Visited_20_Internet_20_Link">Destructor</text:a> – learn how to use destructor to clean resources when the object is deleted.</text:p>
        </text:list-item>
      </text:list>
      <text:h text:style-name="Heading_20_2" text:outline-level="2"><text:bookmark text:name="section-3-properties"/>Section 3. Properties</text:h>
      <text:list xml:id="list2616705181" text:style-name="L3">
        <text:list-item>
          <text:p text:style-name="P19"><text:a xlink:type="simple" xlink:href="https://www.phptutorial.net/php-oop/php-typed-properties/" text:style-name="Internet_20_link" text:visited-style-name="Visited_20_Internet_20_Link">Typed Properties</text:a> – show you how to add type hints to class properties.</text:p>
        </text:list-item>
        <text:list-item>
          <text:p text:style-name="P4"><text:a xlink:type="simple" xlink:href="https://www.phptutorial.net/php-oop/php-readonly-properties/" text:style-name="Internet_20_link" text:visited-style-name="Visited_20_Internet_20_Link">Readonly Properties</text:a> – use the readonly keyword to define readonly properties that can be initialized once within the class.</text:p>
        </text:list-item>
      </text:list>
      <text:h text:style-name="Heading_20_2" text:outline-level="2"><text:bookmark text:name="section-4-inheritance"/>Section 4. Inheritance</text:h>
      <text:list xml:id="list3559331598" text:style-name="L4">
        <text:list-item>
          <text:p text:style-name="P20"><text:a xlink:type="simple" xlink:href="https://www.phptutorial.net/php-oop/php-inheritance/" text:style-name="Internet_20_link" text:visited-style-name="Visited_20_Internet_20_Link">Inheritance</text:a> – how to extend a class for code reuse.</text:p>
        </text:list-item>
        <text:list-item>
          <text:p text:style-name="P20"><text:a xlink:type="simple" xlink:href="https://www.phptutorial.net/php-oop/php-call-parent-constructor/" text:style-name="Internet_20_link" text:visited-style-name="Visited_20_Internet_20_Link">Call the parent constructor</text:a> – show you how to call the parent constructor from a child class’s constructor.</text:p>
        </text:list-item>
        <text:list-item>
          <text:p text:style-name="P20"><text:a xlink:type="simple" xlink:href="https://www.phptutorial.net/php-oop/php-override-method/" text:style-name="Internet_20_link" text:visited-style-name="Visited_20_Internet_20_Link">Overriding method</text:a> – guide you on how to override a parent class’s method in the child class.</text:p>
        </text:list-item>
        <text:list-item>
          <text:p text:style-name="P5"><text:a xlink:type="simple" xlink:href="https://www.phptutorial.net/php-tutorial/php-protected/" text:style-name="Internet_20_link" text:visited-style-name="Visited_20_Internet_20_Link">Protected Access Modifier</text:a> – explain the protected access modifier and how to use protected properties and methods effectively.</text:p>
        </text:list-item>
      </text:list>
      <text:h text:style-name="Heading_20_2" text:outline-level="2"><text:bookmark text:name="section-5-abstract-classes"/>Section 5. Abstract classes</text:h>
      <text:list xml:id="list819094447" text:style-name="L5">
        <text:list-item>
          <text:p text:style-name="P6"><text:a xlink:type="simple" xlink:href="https://www.phptutorial.net/php-oop/php-abstract-class/" text:style-name="Internet_20_link" text:visited-style-name="Visited_20_Internet_20_Link">Abstract Class</text:a> – guide you on abstract classes and how to use them effectively.</text:p>
        </text:list-item>
      </text:list>
      <text:h text:style-name="Heading_20_2" text:outline-level="2"><text:bookmark text:name="section-6-interfaces"/>Section 6. Interfaces</text:h>
      <text:list xml:id="list2616156354" text:style-name="L6">
        <text:list-item>
          <text:p text:style-name="P7"><text:a xlink:type="simple" xlink:href="https://www.phptutorial.net/php-tutorial/php-interface/" text:style-name="Internet_20_link" text:visited-style-name="Visited_20_Internet_20_Link">Interface</text:a> – explain to you the interface concept and how to create interfaces.</text:p>
        </text:list-item>
      </text:list>
      <text:h text:style-name="Heading_20_2" text:outline-level="2"><text:bookmark text:name="section-7-polymorphism"/><text:soft-page-break/>Section 7. Polymorphism</text:h>
      <text:list xml:id="list77950800" text:style-name="L7">
        <text:list-item>
          <text:p text:style-name="P8"><text:a xlink:type="simple" xlink:href="https://www.phptutorial.net/php-oop/php-polymorphism/" text:style-name="Internet_20_link" text:visited-style-name="Visited_20_Internet_20_Link">Polymorphism</text:a> – explain the polymorphism concept and show you how to implement polymorphism in PHP using abstract classes or interfaces.</text:p>
        </text:list-item>
      </text:list>
      <text:h text:style-name="Heading_20_2" text:outline-level="2"><text:bookmark text:name="section-8-traits"/>Section 8. Traits</text:h>
      <text:list xml:id="list2865766501" text:style-name="L8">
        <text:list-item>
          <text:p text:style-name="P9"><text:a xlink:type="simple" xlink:href="https://www.phptutorial.net/php-oop/php-traits/" text:style-name="Internet_20_link" text:visited-style-name="Visited_20_Internet_20_Link">Traits</text:a> – introduce you to traits.</text:p>
        </text:list-item>
      </text:list>
      <text:h text:style-name="Heading_20_2" text:outline-level="2"><text:bookmark text:name="section-9-static-methods-properties"/>Section 9. Static methods &amp; properties</text:h>
      <text:list xml:id="list1180547918" text:style-name="L9">
        <text:list-item>
          <text:p text:style-name="P21"><text:a xlink:type="simple" xlink:href="https://www.phptutorial.net/php-oop/php-static-methods/" text:style-name="Internet_20_link" text:visited-style-name="Visited_20_Internet_20_Link">Static Methods and Properties</text:a> – show you how to use static methods and properties.</text:p>
        </text:list-item>
        <text:list-item>
          <text:p text:style-name="P21"><text:a xlink:type="simple" xlink:href="https://www.phptutorial.net/php-oop/php-class-constants/" text:style-name="Internet_20_link" text:visited-style-name="Visited_20_Internet_20_Link">Class constants</text:a> – learn how to define class constants using the const keyword.</text:p>
        </text:list-item>
        <text:list-item>
          <text:p text:style-name="P10"><text:a xlink:type="simple" xlink:href="https://www.phptutorial.net/php-oop/php-late-static-binding/" text:style-name="Internet_20_link" text:visited-style-name="Visited_20_Internet_20_Link">Late Static Binding</text:a> – introduce the late static binding concept and how to use it effectively.</text:p>
        </text:list-item>
      </text:list>
      <text:h text:style-name="Heading_20_2" text:outline-level="2"><text:bookmark text:name="section-10-magic-methods"/>Section 10. Magic Methods</text:h>
      <text:list xml:id="list1561574031" text:style-name="L10">
        <text:list-item>
          <text:p text:style-name="P22"><text:a xlink:type="simple" xlink:href="https://www.phptutorial.net/php-oop/php-magic-methods/" text:style-name="Internet_20_link" text:visited-style-name="Visited_20_Internet_20_Link">Magic methods</text:a> – understand how the magic methods work in PHP.</text:p>
        </text:list-item>
        <text:list-item>
          <text:p text:style-name="P22"><text:a xlink:type="simple" xlink:href="https://www.phptutorial.net/php-oop/php-__tostring/" text:style-name="Internet_20_link" text:visited-style-name="Visited_20_Internet_20_Link">__toString()</text:a> – return the string representation of an object.</text:p>
        </text:list-item>
        <text:list-item>
          <text:p text:style-name="P22"><text:a xlink:type="simple" xlink:href="https://www.phptutorial.net/php-oop/php-__call/" text:style-name="Internet_20_link" text:visited-style-name="Visited_20_Internet_20_Link">__call()</text:a> – show you how to use the __call() magic method.</text:p>
        </text:list-item>
        <text:list-item>
          <text:p text:style-name="P22"><text:a xlink:type="simple" xlink:href="https://www.phptutorial.net/php-oop/php-__callstatic/" text:style-name="Internet_20_link" text:visited-style-name="Visited_20_Internet_20_Link">__callStatic()</text:a> – show you how to use the __calStatic() magic method.</text:p>
        </text:list-item>
        <text:list-item>
          <text:p text:style-name="P11"><text:a xlink:type="simple" xlink:href="https://www.phptutorial.net/php-oop/php-__invoke/" text:style-name="Internet_20_link" text:visited-style-name="Visited_20_Internet_20_Link">__invoke()</text:a> – learn how to define a function object or function by implementing the __invoke() magic method.</text:p>
        </text:list-item>
      </text:list>
      <text:h text:style-name="Heading_20_2" text:outline-level="2"><text:bookmark text:name="section-11-working-with-objects"/>Section 11. Working with Objects</text:h>
      <text:list xml:id="list1851823975" text:style-name="L11">
        <text:list-item>
          <text:p text:style-name="P23"><text:a xlink:type="simple" xlink:href="https://www.phptutorial.net/php-oop/php-serialize/" text:style-name="Internet_20_link" text:visited-style-name="Visited_20_Internet_20_Link">Serialize Objects</text:a>– use the serialize() function to serialize an object into a binary string and how to use the __serialize() and __sleep() magic methods</text:p>
        </text:list-item>
        <text:list-item>
          <text:p text:style-name="P23"><text:a xlink:type="simple" xlink:href="https://www.phptutorial.net/php-oop/php-unserialize/" text:style-name="Internet_20_link" text:visited-style-name="Visited_20_Internet_20_Link">Unserialize Objects</text:a> – guide you on how to use the unserialize() function to convert a serialized string into an object. Also, discuss the __wakeup() and __unserialize() magic methods.</text:p>
        </text:list-item>
        <text:list-item>
          <text:p text:style-name="P23"><text:a xlink:type="simple" xlink:href="https://www.phptutorial.net/php-oop/php-clone-object/" text:style-name="Internet_20_link" text:visited-style-name="Visited_20_Internet_20_Link">Cloning Objects</text:a> – show you how to copy an object.</text:p>
        </text:list-item>
        <text:list-item>
          <text:p text:style-name="P23"><text:a xlink:type="simple" xlink:href="https://www.phptutorial.net/php-oop/php-compare-objects/" text:style-name="Internet_20_link" text:visited-style-name="Visited_20_Internet_20_Link">Comparing Objects</text:a> – how to compare two objects.</text:p>
        </text:list-item>
        <text:list-item>
          <text:p text:style-name="P12"><text:a xlink:type="simple" xlink:href="https://www.phptutorial.net/php-oop/php-anonymous-class/" text:style-name="Internet_20_link" text:visited-style-name="Visited_20_Internet_20_Link">Anonymous class</text:a> – learn how to define a class without a declared name.</text:p>
        </text:list-item>
      </text:list>
      <text:h text:style-name="Heading_20_2" text:outline-level="2"><text:bookmark text:name="section-12-namespaces"/>Section 12. Namespaces</text:h>
      <text:list xml:id="list1669084884" text:style-name="L12">
        <text:list-item>
          <text:p text:style-name="P13"><text:a xlink:type="simple" xlink:href="https://www.phptutorial.net/php-oop/php-namespace/" text:style-name="Internet_20_link" text:visited-style-name="Visited_20_Internet_20_Link">Namespace</text:a> – learn how to use namespaces to group the related classes.</text:p>
        </text:list-item>
      </text:list>
      <text:h text:style-name="Heading_20_2" text:outline-level="2"><text:bookmark text:name="section-13-autoloading"/>Section 13. Autoloading</text:h>
      <text:list xml:id="list384759468" text:style-name="L13">
        <text:list-item>
          <text:p text:style-name="P24"><text:a xlink:type="simple" xlink:href="https://www.phptutorial.net/php-oop/php-autoloading-class-files/" text:style-name="Internet_20_link" text:visited-style-name="Visited_20_Internet_20_Link">Autoloading Class files</text:a> – learn how to load classes automatically.</text:p>
        </text:list-item>
        <text:list-item>
          <text:p text:style-name="P14"><text:a xlink:type="simple" xlink:href="https://www.phptutorial.net/php-oop/php-composer-autoload/" text:style-name="Internet_20_link" text:visited-style-name="Visited_20_Internet_20_Link">Autoloading using Composer</text:a> – show you how to use Composer to autoload classes.</text:p>
        </text:list-item>
      </text:list>
      <text:h text:style-name="Heading_20_2" text:outline-level="2"><text:bookmark text:name="section-14-exception-handling"/>Section 14. Exception Handling</text:h>
      <text:list xml:id="list4120343235" text:style-name="L14">
        <text:list-item>
          <text:p text:style-name="P25"><text:a xlink:type="simple" xlink:href="https://www.phptutorial.net/php-oop/php-try-catch/" text:style-name="Internet_20_link" text:visited-style-name="Visited_20_Internet_20_Link">try…catch</text:a> – show you how to use the try…catch statement to handle exceptions that may occur in your script.</text:p>
        </text:list-item>
        <text:list-item>
          <text:p text:style-name="P25"><text:soft-page-break/><text:a xlink:type="simple" xlink:href="https://www.phptutorial.net/php-oop/php-try-catch-finally/" text:style-name="Internet_20_link" text:visited-style-name="Visited_20_Internet_20_Link">try…catch…finally</text:a> – learn how to clean up the resources when an error occurs using the finally block.</text:p>
        </text:list-item>
        <text:list-item>
          <text:p text:style-name="P25"><text:a xlink:type="simple" xlink:href="https://www.phptutorial.net/php-oop/php-throw-exception/" text:style-name="Internet_20_link" text:visited-style-name="Visited_20_Internet_20_Link">Throw an exception</text:a> – guide you on how to throw an exception using the throw statement.</text:p>
        </text:list-item>
        <text:list-item>
          <text:p text:style-name="P15"><text:a xlink:type="simple" xlink:href="https://www.phptutorial.net/php-oop/php-set-exception-handler/" text:style-name="Internet_20_link" text:visited-style-name="Visited_20_Internet_20_Link">Set an Exception Handler</text:a> – show you how to use the set_exception_handler function to set a global exception handler to catch the uncaught exceptions.</text:p>
        </text:list-item>
      </text:list>
      <text:h text:style-name="Heading_20_2" text:outline-level="2"><text:bookmark text:name="section-15-class-object-functions"/>Section 15. Class / Object Functions</text:h>
      <text:list xml:id="list85236533" text:style-name="L15">
        <text:list-item>
          <text:p text:style-name="P26"><text:a xlink:type="simple" xlink:href="https://www.phptutorial.net/php-oop/php-class_exists/" text:style-name="Internet_20_link" text:visited-style-name="Visited_20_Internet_20_Link">class_exists</text:a> – return true if a class exists</text:p>
        </text:list-item>
        <text:list-item>
          <text:p text:style-name="P26"><text:a xlink:type="simple" xlink:href="https://www.phptutorial.net/php-oop/php-method_exists/" text:style-name="Internet_20_link" text:visited-style-name="Visited_20_Internet_20_Link">method_exists</text:a> – return true if an object or a class has a specific method.</text:p>
        </text:list-item>
        <text:list-item>
          <text:p text:style-name="P16"><text:a xlink:type="simple" xlink:href="https://www.phptutorial.net/php-oop/php-property_exists/" text:style-name="Internet_20_link" text:visited-style-name="Visited_20_Internet_20_Link">property_exists</text:a> – return true if an object or a class has a specific property.</text:p>
        </text:list-item>
      </text:list>
      <text:p text:style-name="Standard"><text:a xlink:type="simple" xlink:href="https://www.phptutorial.net/php-oop/" text:style-name="Internet_20_link" text:visited-style-name="Visited_20_Internet_20_Link">https://www.phptutorial.net/php-oop/</text:a></text:p>
      <text:p text:style-name="Standard"/>
      <text:p text:style-name="P1">Learn Object-oriented PHP</text:p>
      <text:p text:style-name="Standard"/>
      <text:h text:style-name="Heading_20_2" text:outline-level="2"><text:a xlink:type="simple" xlink:href="http://phpenthusiast.com/object-oriented-php-tutorials/create-classes-and-objects" text:style-name="Internet_20_link" text:visited-style-name="Visited_20_Internet_20_Link">Classes and objects</text:a></text:h>
      <text:p text:style-name="Text_20_body"><text:a xlink:type="simple" xlink:href="http://phpenthusiast.com/object-oriented-php-tutorials/create-classes-and-objects" text:style-name="Internet_20_link" text:visited-style-name="Visited_20_Internet_20_Link">Take the first steps by learning about classes, objects, methods, and properties.</text:a></text:p>
      <text:p text:style-name="Text_20_body"><text:a xlink:type="simple" xlink:href="http://phpenthusiast.com/object-oriented-php-tutorials/the-this-key-word" text:style-name="Internet_20_link" text:visited-style-name="Visited_20_Internet_20_Link">02</text:a></text:p>
      <text:h text:style-name="Heading_20_2" text:outline-level="2"><text:a xlink:type="simple" xlink:href="http://phpenthusiast.com/object-oriented-php-tutorials/the-this-key-word" text:style-name="Internet_20_link" text:visited-style-name="Visited_20_Internet_20_Link">The $this keyword</text:a></text:h>
      <text:p text:style-name="Text_20_body"><text:a xlink:type="simple" xlink:href="http://phpenthusiast.com/object-oriented-php-tutorials/the-this-key-word" text:style-name="Internet_20_link" text:visited-style-name="Visited_20_Internet_20_Link">Learn how to use the class's own properties and methods from within the class with the $this keyword.</text:a></text:p>
      <text:p text:style-name="Text_20_body"><text:a xlink:type="simple" xlink:href="http://phpenthusiast.com/object-oriented-php-tutorials/chaining-methods-and-properties" text:style-name="Internet_20_link" text:visited-style-name="Visited_20_Internet_20_Link">03</text:a></text:p>
      <text:h text:style-name="Heading_20_2" text:outline-level="2"><text:a xlink:type="simple" xlink:href="http://phpenthusiast.com/object-oriented-php-tutorials/chaining-methods-and-properties" text:style-name="Internet_20_link" text:visited-style-name="Visited_20_Internet_20_Link">Chaining methods &amp; properties</text:a></text:h>
      <text:p text:style-name="Text_20_body"><text:a xlink:type="simple" xlink:href="http://phpenthusiast.com/object-oriented-php-tutorials/chaining-methods-and-properties" text:style-name="Internet_20_link" text:visited-style-name="Visited_20_Internet_20_Link">Learn how to chain your class's methods and properties to create much more streaming code.</text:a></text:p>
      <text:p text:style-name="Text_20_body"><text:a xlink:type="simple" xlink:href="http://phpenthusiast.com/object-oriented-php-tutorials/access-modifiers-public-private" text:style-name="Internet_20_link" text:visited-style-name="Visited_20_Internet_20_Link">04</text:a></text:p>
      <text:h text:style-name="Heading_20_2" text:outline-level="2"><text:a xlink:type="simple" xlink:href="http://phpenthusiast.com/object-oriented-php-tutorials/access-modifiers-public-private" text:style-name="Internet_20_link" text:visited-style-name="Visited_20_Internet_20_Link">Public vs. Private</text:a></text:h>
      <text:p text:style-name="Text_20_body"><text:a xlink:type="simple" xlink:href="http://phpenthusiast.com/object-oriented-php-tutorials/access-modifiers-public-private" text:style-name="Internet_20_link" text:visited-style-name="Visited_20_Internet_20_Link">Learn how to restrict the access to your classes code by using the private and protected access modifiers.</text:a></text:p>
      <text:p text:style-name="Text_20_body"><text:a xlink:type="simple" xlink:href="http://phpenthusiast.com/object-oriented-php-tutorials/magic-methods-and-constants" text:style-name="Internet_20_link" text:visited-style-name="Visited_20_Internet_20_Link">05</text:a></text:p>
      <text:h text:style-name="Heading_20_2" text:outline-level="2"><text:a xlink:type="simple" xlink:href="http://phpenthusiast.com/object-oriented-php-tutorials/magic-methods-and-constants" text:style-name="Internet_20_link" text:visited-style-name="Visited_20_Internet_20_Link">Magic methods and Constants</text:a></text:h>
      <text:p text:style-name="Text_20_body"><text:a xlink:type="simple" xlink:href="http://phpenthusiast.com/object-oriented-php-tutorials/magic-methods-and-constants" text:style-name="Internet_20_link" text:visited-style-name="Visited_20_Internet_20_Link">Learn how to write a constructor method without risking an error and how to use magic constants.</text:a></text:p>
      <text:p text:style-name="Text_20_body"><text:a xlink:type="simple" xlink:href="http://phpenthusiast.com/object-oriented-php-tutorials/inheritance-in-object-oriented-php" text:style-name="Internet_20_link" text:visited-style-name="Visited_20_Internet_20_Link">06</text:a></text:p>
      <text:h text:style-name="Heading_20_2" text:outline-level="2"><text:a xlink:type="simple" xlink:href="http://phpenthusiast.com/object-oriented-php-tutorials/inheritance-in-object-oriented-php" text:style-name="Internet_20_link" text:visited-style-name="Visited_20_Internet_20_Link">Inheritance in PHP</text:a></text:h>
      <text:p text:style-name="Text_20_body"><text:a xlink:type="simple" xlink:href="http://phpenthusiast.com/object-oriented-php-tutorials/inheritance-in-object-oriented-php" text:style-name="Internet_20_link" text:visited-style-name="Visited_20_Internet_20_Link">Learn how to reduce code duplication with </text:a><text:a xlink:type="simple" xlink:href="http://phpenthusiast.com/object-oriented-php-tutorials/inheritance-in-object-oriented-php" text:style-name="Internet_20_link" text:visited-style-name="Visited_20_Internet_20_Link"><text:span text:style-name="Strong_20_Emphasis">inheritance</text:span></text:a><text:a xlink:type="simple" xlink:href="http://phpenthusiast.com/object-oriented-php-tutorials/inheritance-in-object-oriented-php" text:style-name="Internet_20_link" text:visited-style-name="Visited_20_Internet_20_Link">, one of the most important concepts in object-oriented programming.</text:a></text:p>
      <text:p text:style-name="Text_20_body"><text:a xlink:type="simple" xlink:href="http://phpenthusiast.com/object-oriented-php-tutorials/abstract-classes-and-methods" text:style-name="Internet_20_link" text:visited-style-name="Visited_20_Internet_20_Link">07</text:a></text:p>
      <text:h text:style-name="Heading_20_2" text:outline-level="2"><text:a xlink:type="simple" xlink:href="http://phpenthusiast.com/object-oriented-php-tutorials/abstract-classes-and-methods" text:style-name="Internet_20_link" text:visited-style-name="Visited_20_Internet_20_Link">Abstract classes &amp; methods</text:a></text:h>
      <text:p text:style-name="Text_20_body"><text:a xlink:type="simple" xlink:href="http://phpenthusiast.com/object-oriented-php-tutorials/abstract-classes-and-methods" text:style-name="Internet_20_link" text:visited-style-name="Visited_20_Internet_20_Link">Learn how to commit child classes to certain methods with </text:a><text:a xlink:type="simple" xlink:href="http://phpenthusiast.com/object-oriented-php-tutorials/abstract-classes-and-methods" text:style-name="Internet_20_link" text:visited-style-name="Visited_20_Internet_20_Link"><text:span text:style-name="Strong_20_Emphasis">abstract classes and methods</text:span></text:a><text:a xlink:type="simple" xlink:href="http://phpenthusiast.com/object-oriented-php-tutorials/abstract-classes-and-methods" text:style-name="Internet_20_link" text:visited-style-name="Visited_20_Internet_20_Link">.</text:a></text:p>
      <text:p text:style-name="Text_20_body"><text:a xlink:type="simple" xlink:href="http://phpenthusiast.com/object-oriented-php-tutorials/interfaces" text:style-name="Internet_20_link" text:visited-style-name="Visited_20_Internet_20_Link">08</text:a></text:p>
      <text:h text:style-name="Heading_20_2" text:outline-level="2"><text:a xlink:type="simple" xlink:href="http://phpenthusiast.com/object-oriented-php-tutorials/interfaces" text:style-name="Internet_20_link" text:visited-style-name="Visited_20_Internet_20_Link">Interfaces - the next level of abstraction</text:a></text:h>
      <text:p text:style-name="Text_20_body"><text:a xlink:type="simple" xlink:href="http://phpenthusiast.com/object-oriented-php-tutorials/interfaces" text:style-name="Internet_20_link" text:visited-style-name="Visited_20_Internet_20_Link">Learn another way to commit the child classes to abstract methods that they should implement.</text:a></text:p>
      <text:p text:style-name="Text_20_body"><text:soft-page-break/><text:a xlink:type="simple" xlink:href="http://phpenthusiast.com/object-oriented-php-tutorials/polymorphism-in-php" text:style-name="Internet_20_link" text:visited-style-name="Visited_20_Internet_20_Link">09</text:a></text:p>
      <text:h text:style-name="Heading_20_2" text:outline-level="2"><text:a xlink:type="simple" xlink:href="http://phpenthusiast.com/object-oriented-php-tutorials/polymorphism-in-php" text:style-name="Internet_20_link" text:visited-style-name="Visited_20_Internet_20_Link">Polymorphism</text:a></text:h>
      <text:p text:style-name="Text_20_body"><text:a xlink:type="simple" xlink:href="http://phpenthusiast.com/object-oriented-php-tutorials/polymorphism-in-php" text:style-name="Internet_20_link" text:visited-style-name="Visited_20_Internet_20_Link">Learn about the </text:a><text:a xlink:type="simple" xlink:href="http://phpenthusiast.com/object-oriented-php-tutorials/polymorphism-in-php" text:style-name="Internet_20_link" text:visited-style-name="Visited_20_Internet_20_Link"><text:span text:style-name="Strong_20_Emphasis">Polymorphism</text:span></text:a><text:a xlink:type="simple" xlink:href="http://phpenthusiast.com/object-oriented-php-tutorials/polymorphism-in-php" text:style-name="Internet_20_link" text:visited-style-name="Visited_20_Internet_20_Link"> naming convention that can help us write a much more coherent and easy to use code.</text:a></text:p>
      <text:p text:style-name="Text_20_body"><text:a xlink:type="simple" xlink:href="http://phpenthusiast.com/object-oriented-php-tutorials/type-hinting" text:style-name="Internet_20_link" text:visited-style-name="Visited_20_Internet_20_Link">10</text:a></text:p>
      <text:h text:style-name="Heading_20_2" text:outline-level="2"><text:a xlink:type="simple" xlink:href="http://phpenthusiast.com/object-oriented-php-tutorials/type-hinting" text:style-name="Internet_20_link" text:visited-style-name="Visited_20_Internet_20_Link">Type hinting</text:a></text:h>
      <text:p text:style-name="Text_20_body"><text:a xlink:type="simple" xlink:href="http://phpenthusiast.com/object-oriented-php-tutorials/type-hinting" text:style-name="Internet_20_link" text:visited-style-name="Visited_20_Internet_20_Link">Type hinting forces our functions to get only arguments that belong to a specific class, a specific interface, or to arrays.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08:27:11.134073083</meta:creation-date>
    <dc:date>2022-07-27T08:34:35.882395460</dc:date>
    <meta:editing-duration>PT1M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88" meta:word-count="898" meta:character-count="5500" meta:non-whitespace-character-count="4691"/>
  </office:meta>
</office:document-meta>
</file>